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433cm"/>
    </style:style>
    <style:style style:name="co5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map style:condition="is-true-formula([Sheet1.$J2]&gt;COLUMN([Sheet1.C2])-3)" style:apply-style-name="Excel_5f_CondFormat_5f_1_5f_1_5f_1" style:base-cell-address="Sheet1.C2"/>
    </style:style>
    <style:style style:name="ce3" style:family="table-cell" style:parent-style-name="Default" style:data-style-name="N99">
      <style:map style:condition="is-true-formula([Sheet1.$J2]&gt;COLUMN([Sheet1.C2])-3)" style:apply-style-name="Excel_5f_CondFormat_5f_1_5f_1_5f_1" style:base-cell-address="Sheet1.C2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45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100">
            <text:p>100</text:p>
          </table:table-cell>
          <table:table-cell table:formula="oooc:=IF(TRUE();100;10)" office:value-type="float" office:value="100">
            <text:p>100</text:p>
          </table:table-cell>
          <table:table-cell table:style-name="ce2" table:number-columns-repeated="7"/>
          <table:table-cell/>
          <table:table-cell office:value-type="string">
            <text:p>Constant condition</text:p>
          </table:table-cell>
          <table:table-cell office:value-type="string">
            <text:p>IF</text:p>
          </table:table-cell>
          <table:table-cell table:number-columns-repeated="244"/>
        </table:table-row>
        <table:table-row table:style-name="ro3">
          <table:table-cell office:value-type="float" office:value="10">
            <text:p>10</text:p>
          </table:table-cell>
          <table:table-cell table:formula="oooc:=IF(FALSE();100;10)" office:value-type="float" office:value="10">
            <text:p>10</text:p>
          </table:table-cell>
          <table:table-cell table:style-name="ce2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[.C5];100;10)" office:value-type="float" office:value="100">
            <text:p>100</text:p>
          </table:table-cell>
          <table:table-cell table:style-name="ce3" office:value-type="boolean" office:boolean-value="true">
            <text:p>ИСТИНА</text:p>
          </table:table-cell>
          <table:table-cell table:style-name="ce2" table:number-columns-repeated="6"/>
          <table:table-cell office:value-type="float" office:value="1">
            <text:p>1</text:p>
          </table:table-cell>
          <table:table-cell office:value-type="string">
            <text:p>Reference condition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formula="oooc:=IF([.C6];100;10)" office:value-type="float" office:value="10">
            <text:p>10</text:p>
          </table:table-cell>
          <table:table-cell table:style-name="ce3" office:value-type="boolean" office:boolean-value="false">
            <text:p>ЛОЖЬ</text:p>
          </table:table-cell>
          <table:table-cell table:style-name="ce2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[.C8];[.D8];[.E8])" office:value-type="float" office:value="100">
            <text:p>100</text:p>
          </table:table-cell>
          <table:table-cell table:style-name="ce3" office:value-type="boolean" office:boolean-value="true">
            <text:p>ИСТИНА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office:value-type="string">
            <text:p>Return reference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formula="oooc:=IF([.C9];[.D9];[.E9])" office:value-type="float" office:value="10">
            <text:p>10</text:p>
          </table:table-cell>
          <table:table-cell table:style-name="ce3" office:value-type="boolean" office:boolean-value="false">
            <text:p>ЛОЖЬ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10">
            <text:p>110</text:p>
          </table:table-cell>
          <table:table-cell table:formula="oooc:=IF([.C11];[.D11]+[.E11];[.D11]-[.E11])" office:value-type="float" office:value="110">
            <text:p>110</text:p>
          </table:table-cell>
          <table:table-cell table:style-name="ce3" office:value-type="boolean" office:boolean-value="true">
            <text:p>ИСТИНА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office:value-type="string">
            <text:p>Return expression</text:p>
          </table:table-cell>
          <table:table-cell table:number-columns-repeated="245"/>
        </table:table-row>
        <table:table-row table:style-name="ro2">
          <table:table-cell office:value-type="float" office:value="90">
            <text:p>90</text:p>
          </table:table-cell>
          <table:table-cell table:formula="oooc:=IF([.C12];[.D12]+[.E12];[.D12]-[.E12])" office:value-type="float" office:value="90">
            <text:p>90</text:p>
          </table:table-cell>
          <table:table-cell table:style-name="ce3" office:value-type="boolean" office:boolean-value="false">
            <text:p>ЛОЖЬ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string">
            <text:p>yes</text:p>
          </table:table-cell>
          <table:table-cell table:formula="oooc:=IF([.C14];[.D14];[.E14])" office:value-type="string" office:string-value="yes">
            <text:p>yes</text:p>
          </table:table-cell>
          <table:table-cell table:style-name="ce3" office:value-type="boolean" office:boolean-value="true">
            <text:p>ИСТИНА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office:value-type="string">
            <text:p>Return string</text:p>
          </table:table-cell>
          <table:table-cell office:value-type="string">
            <text:p>IF</text:p>
          </table:table-cell>
          <table:table-cell table:number-columns-repeated="244"/>
        </table:table-row>
        <table:table-row table:style-name="ro2">
          <table:table-cell office:value-type="string">
            <text:p>no</text:p>
          </table:table-cell>
          <table:table-cell table:formula="oooc:=IF([.C15];[.D15];[.E15])" office:value-type="string" office:string-value="no">
            <text:p>no</text:p>
          </table:table-cell>
          <table:table-cell table:style-name="ce3" office:value-type="boolean" office:boolean-value="false">
            <text:p>ЛОЖЬ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formula="oooc:=IF([.C17]&gt;[.D17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office:value-type="string">
            <text:p>Comparison condition</text:p>
          </table:table-cell>
          <table:table-cell table:number-columns-repeated="245"/>
        </table:table-row>
        <table:table-row table:style-name="ro2">
          <table:table-cell office:value-type="float" office:value="100">
            <text:p>100</text:p>
          </table:table-cell>
          <table:table-cell table:formula="oooc:=IF([.C18]&gt;[.D18];100;10)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19]&gt;[.D19];100;10)" office:value-type="float" office:value="10">
            <text:p>1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20]&gt;[.D20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21]&gt;[.D21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22]&gt;[.D22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[.C24]&lt;[.D24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25]&lt;[.D25];100;10)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26]&lt;[.D26];100;10)" office:value-type="float" office:value="10">
            <text:p>1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27]&lt;[.D27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28]&lt;[.D28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29]&lt;[.D29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formula="oooc:=IF([.C31]&gt;=[.D31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32]&gt;=[.D32];100;10)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33]&gt;=[.D33];100;10)" office:value-type="float" office:value="100">
            <text:p>10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34]&gt;=[.D34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35]&gt;=[.D35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36]&gt;=[.D36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[.C38]&lt;=[.D38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39]&lt;=[.D39];100;10)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40]&lt;=[.D40];100;10)" office:value-type="float" office:value="100">
            <text:p>10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41]&lt;=[.D41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42]&lt;=[.D42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43]&lt;=[.D43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formula="oooc:=IF([.C45]=[.D45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46]=[.D46];100;10)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47]=[.D47];100;10)" office:value-type="float" office:value="100">
            <text:p>10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48]=[.D48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49]=[.D49];100;10)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50]=[.D50]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[.C52]&lt;&gt;[.D52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53]&lt;&gt;[.D53];100;10)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[.C54]&lt;&gt;[.D54];100;10)" office:value-type="float" office:value="10">
            <text:p>1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55]&lt;&gt;[.D55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56]&lt;&gt;[.D56];100;10)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[.C57]&lt;&gt;[.D57]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 table:formula="oooc:=IF(NOT([.C59]&lt;&gt;[.D59]);100;10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office:value-type="string">
            <text:p>Boolean operator condition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formula="oooc:=IF(NOT([.C60]&lt;&gt;[.D60]);100;10)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NOT([.C61]&lt;&gt;[.D61]);100;10)" office:value-type="float" office:value="100">
            <text:p>10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NOT([.C63]=[.D63]);100;10)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NOT([.C64]=[.D64]);100;10)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NOT([.C65]=[.D65]);100;10)" office:value-type="float" office:value="10">
            <text:p>10</text:p>
          </table:table-cell>
          <table:table-cell table:number-columns-repeated="2" table:style-name="ce2" office:value-type="float" office:value="50">
            <text:p>50</text:p>
          </table:table-cell>
          <table:table-cell table:style-name="ce2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AND([.C67]=[.D67];[.E67]=[.F67]);100;10)" office:value-type="float" office:value="100">
            <text:p>100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[.C68]=[.D68];[.E68]=[.F68]);100;10)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[.C69]=[.D69];[.E69]=[.F69]);100;10)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[.C70]=[.D70];[.E70]=[.F70]);100;10)" office:value-type="float" office:value="10">
            <text:p>1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OR([.C72]=[.D72];[.E72]=[.F72]);100;10)" office:value-type="float" office:value="100">
            <text:p>100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[.C73]=[.D73];[.E73]=[.F73]);100;10)" office:value-type="float" office:value="100">
            <text:p>1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OR([.C74]=[.D74];[.E74]=[.F74]);100;10)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[.C75]=[.D75];[.E75]=[.F75]);100;10)" office:value-type="float" office:value="100">
            <text:p>10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OR(AND([.C77:.D77]);[.E77]);100;10)" office:value-type="float" office:value="100">
            <text:p>100</text:p>
          </table:table-cell>
          <table:table-cell table:number-columns-repeated="3"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AND([.C78:.D78]);[.E78]);100;10)" office:value-type="float" office:value="100">
            <text:p>100</text:p>
          </table:table-cell>
          <table:table-cell table:number-columns-repeated="2"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AND([.C79:.D79]);[.E79]);100;10)" office:value-type="float" office:value="100">
            <text:p>100</text:p>
          </table:table-cell>
          <table:table-cell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OR(AND([.C80:.D80]);[.E80]);100;10)" office:value-type="float" office:value="10">
            <text:p>10</text:p>
          </table:table-cell>
          <table:table-cell table:style-name="ce3" office:value-type="boolean" office:boolean-value="true">
            <text:p>ИСТИНА</text:p>
          </table:table-cell>
          <table:table-cell table:number-columns-repeated="2"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AND([.C81:.D81]);[.E81]);100;10)" office:value-type="float" office:value="100">
            <text:p>100</text:p>
          </table:table-cell>
          <table:table-cell table:style-name="ce3" office:value-type="boolean" office:boolean-value="false">
            <text:p>ЛОЖЬ</text:p>
          </table:table-cell>
          <table:table-cell table:number-columns-repeated="2"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OR(AND([.C82:.D82]);[.E82]);100;10)" office:value-type="float" office:value="10">
            <text:p>10</text:p>
          </table:table-cell>
          <table:table-cell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OR(AND([.C83:.D83]);[.E83]);100;10)" office:value-type="float" office:value="100">
            <text:p>100</text:p>
          </table:table-cell>
          <table:table-cell table:number-columns-repeated="2"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OR(AND([.C84:.D84]);[.E84]);100;10)" office:value-type="float" office:value="10">
            <text:p>10</text:p>
          </table:table-cell>
          <table:table-cell table:number-columns-repeated="3"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2">
          <table:table-cell office:value-type="float" office:value="100">
            <text:p>100</text:p>
          </table:table-cell>
          <table:table-cell table:formula="oooc:=IF(AND(OR([.C86:.D86]);[.E86]);100;10)" office:value-type="float" office:value="100">
            <text:p>100</text:p>
          </table:table-cell>
          <table:table-cell table:number-columns-repeated="3"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OR([.C87:.D87]);[.E87]);100;10)" office:value-type="float" office:value="10">
            <text:p>10</text:p>
          </table:table-cell>
          <table:table-cell table:number-columns-repeated="2"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AND(OR([.C88:.D88]);[.E88]);100;10)" office:value-type="float" office:value="100">
            <text:p>100</text:p>
          </table:table-cell>
          <table:table-cell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OR([.C89:.D89]);[.E89]);100;10)" office:value-type="float" office:value="10">
            <text:p>10</text:p>
          </table:table-cell>
          <table:table-cell table:style-name="ce3" office:value-type="boolean" office:boolean-value="true">
            <text:p>ИСТИНА</text:p>
          </table:table-cell>
          <table:table-cell table:number-columns-repeated="2"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0">
            <text:p>100</text:p>
          </table:table-cell>
          <table:table-cell table:formula="oooc:=IF(AND(OR([.C90:.D90]);[.E90]);100;10)" office:value-type="float" office:value="100">
            <text:p>100</text:p>
          </table:table-cell>
          <table:table-cell table:style-name="ce3" office:value-type="boolean" office:boolean-value="false">
            <text:p>ЛОЖЬ</text:p>
          </table:table-cell>
          <table:table-cell table:number-columns-repeated="2"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OR([.C91:.D91]);[.E91]);100;10)" office:value-type="float" office:value="10">
            <text:p>10</text:p>
          </table:table-cell>
          <table:table-cell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OR([.C92:.D92]);[.E92]);100;10)" office:value-type="float" office:value="10">
            <text:p>10</text:p>
          </table:table-cell>
          <table:table-cell table:number-columns-repeated="2" table:style-name="ce3" office:value-type="boolean" office:boolean-value="false">
            <text:p>ЛОЖЬ</text:p>
          </table:table-cell>
          <table:table-cell table:style-name="ce3" office:value-type="boolean" office:boolean-value="true">
            <text:p>ИСТИНА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IF(AND(OR([.C93:.D93]);[.E93]);100;10)" office:value-type="float" office:value="10">
            <text:p>10</text:p>
          </table:table-cell>
          <table:table-cell table:number-columns-repeated="3" table:style-name="ce3" office:value-type="boolean" office:boolean-value="false">
            <text:p>ЛОЖЬ</text:p>
          </table:table-cell>
          <table:table-cell table:style-name="ce2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 table:number-rows-repeated="16">
          <table:table-cell table:number-columns-repeated="2"/>
          <table:table-cell table:style-name="ce2" table:number-columns-repeated="7"/>
          <table:table-cell table:number-columns-repeated="247"/>
        </table:table-row>
        <table:table-row table:style-name="ro3" table:number-rows-repeated="6542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6">06.11.2007</text:date>, <text:time>12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ter Arrenbrecht</meta:initial-creator>
    <meta:creation-date>2005-11-22T22:05:38</meta:creation-date>
    <dc:date>2007-11-06T12:28:1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25"/>
  </office:meta>
</office:document-meta>
</file>